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13.21cm"/>
    </style:style>
    <style:style style:name="co5" style:family="table-column">
      <style:table-column-properties fo:break-before="auto" style:column-width="14.4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0.88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13.89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32cm"/>
    </style:style>
    <style:style style:name="co12" style:family="table-column">
      <style:table-column-properties fo:break-before="auto" style:column-width="2.051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0.688cm"/>
    </style:style>
    <style:style style:name="co15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ransactions-export-stellar-expert-2025-09-08T15-36-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ate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9612111d1a295e3b1b99e0a55fccb96e9475956d3cf2fe36fb2214964d257d08</text:p>
          </table:table-cell>
          <table:table-cell office:value-type="string" calcext:value-type="string">
            <text:p>GBCYZ5AIAROWKOIY2AP4XNTS2RSCT6IACBJE6WQ5J5XRWOUHT6WBNECG</text:p>
          </table:table-cell>
          <table:table-cell office:value-type="string" calcext:value-type="string">
            <text:p>s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70cc457baeb9efcd331915417a0171fc6df7c36bbc69634db08dda2d0013d38f</text:p>
          </table:table-cell>
          <table:table-cell office:value-type="string" calcext:value-type="string">
            <text:p>GAYSYHXYMF4RUR3VQMUTUD3N4NKI2BDYO5UAFC74IOFHSNUN7HPVOTAH</text:p>
          </table:table-cell>
          <table:table-cell office:value-type="string" calcext:value-type="string">
            <text:p>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3415c02bf68fb7ced187bc2e08527d5e49e8fba32b59f302e13e6a76a8ededd6</text:p>
          </table:table-cell>
          <table:table-cell office:value-type="string" calcext:value-type="string">
            <text:p>GAJVAOFG4GD4XE2OTFQIB6OTFYCTE5OEGEEMKDAEH3YWH2ZBKV757OFQ</text:p>
          </table:table-cell>
          <table:table-cell office:value-type="string" calcext:value-type="string">
            <text:p>s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9116bcc08b185780ab97e5351f6b2ae62115982b9560502501987da13fa86407</text:p>
          </table:table-cell>
          <table:table-cell office:value-type="string" calcext:value-type="string">
            <text:p>GDXSOM3VNDHP732QIU3BAC7JRT3REUJP2SVTBMSDGY2KOX4HY62A6F4O</text:p>
          </table:table-cell>
          <table:table-cell office:value-type="string" calcext:value-type="string">
            <text:p>se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c807a016df1018f96757603b6ca826275d4d2d0a9904f1726c7dd83e908b8f29</text:p>
          </table:table-cell>
          <table:table-cell office:value-type="string" calcext:value-type="string">
            <text:p>GCWC5SRZDAFRCW6JEQCDYGPOZZ5MK5UVAFKF7LRWZM46TIEVZ4EWQFXB</text:p>
          </table:table-cell>
          <table:table-cell office:value-type="string" calcext:value-type="string">
            <text:p>s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7a604b9a7a9e23cfe0dccbec75bd7e22f06b11271adb0a929351783c896aff3f</text:p>
          </table:table-cell>
          <table:table-cell office:value-type="string" calcext:value-type="string">
            <text:p>GDF6F2XKDE6OBTNFUZULKQUZHDDXRMWQUNTRXWG5TPVVEQURVCTIVE6L</text:p>
          </table:table-cell>
          <table:table-cell office:value-type="string" calcext:value-type="string">
            <text:p>se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fa436bf1b7504710a8a71d23f053e02b43ab03035c5001eff295a019d8db0b30</text:p>
          </table:table-cell>
          <table:table-cell office:value-type="string" calcext:value-type="string">
            <text:p>GDO7ROYZ2UGOIOOYFF7YUTYXHE6RCWNJFHYKQYZH6DPEY72G27CLWZWX</text:p>
          </table:table-cell>
          <table:table-cell office:value-type="string" calcext:value-type="string">
            <text:p>s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983177dee01997131bb5fb89683a9a61da682fce67c4d9ecc15148155a2e87ea</text:p>
          </table:table-cell>
          <table:table-cell office:value-type="string" calcext:value-type="string">
            <text:p>GBW2UXDZRUEAYLWSBEYWUAF2WGWIJAVHCXG7Q6BXW7EMEWZSADZGC2WU</text:p>
          </table:table-cell>
          <table:table-cell office:value-type="string" calcext:value-type="string">
            <text:p>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0f7d5faf35104413bcff025c6cfa27e4e3e8f08e70148c0f5b9cdfb2cecd4811</text:p>
          </table:table-cell>
          <table:table-cell office:value-type="string" calcext:value-type="string">
            <text:p>GA3W5FVSLDVZWBNCRDTZJFJVW3E3WFPGA7TJMWUYW3XAIJNFAT3ML4O2</text:p>
          </table:table-cell>
          <table:table-cell office:value-type="string" calcext:value-type="string">
            <text:p>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aa4c1210435c3c24f90671eb884b89865376401d8211db044b7f8b849005fd13</text:p>
          </table:table-cell>
          <table:table-cell office:value-type="string" calcext:value-type="string">
            <text:p>GCFKDPOCOJBO6L6RIYUPVSOZ5GS6BJSUYEG7NATQBYVCYSNW54XF336N</text:p>
          </table:table-cell>
          <table:table-cell office:value-type="string" calcext:value-type="string">
            <text:p>s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8b65a9e7a8f5a8cddb436e58c28c7fce0079143f4473a44369a27ac131d13fe4</text:p>
          </table:table-cell>
          <table:table-cell office:value-type="string" calcext:value-type="string">
            <text:p>GBV6BTPXP7IKDYYAXIK6EPLFQU2HBGYBUEGMP7EPTHFIF2JGUX46FGJK</text:p>
          </table:table-cell>
          <table:table-cell office:value-type="string" calcext:value-type="string">
            <text:p>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e6e7eea4162dd679428860315f27a63496d177bc1b3bf66e525b1d4e7957694f</text:p>
          </table:table-cell>
          <table:table-cell office:value-type="string" calcext:value-type="string">
            <text:p>GB26TITNESQGWX4ATWKWQM6IKEH52FI2WUL4MDJD5NFU7ADMTPDSYOCF</text:p>
          </table:table-cell>
          <table:table-cell office:value-type="string" calcext:value-type="string">
            <text:p>s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81c0b78c8398e456ec859042773bc3c38514b0d7263c90a7fefa9db50561a976</text:p>
          </table:table-cell>
          <table:table-cell office:value-type="string" calcext:value-type="string">
            <text:p>GAZOKZCWY2KOMRER7PHAAW53REJVBRFB7D43OSPORNBRDOJYHS6BB755</text:p>
          </table:table-cell>
          <table:table-cell office:value-type="string" calcext:value-type="string">
            <text:p>s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2964f1f501df2c9a6a627be354e22de29d847499970d9a2243e84387d3277b59</text:p>
          </table:table-cell>
          <table:table-cell office:value-type="string" calcext:value-type="string">
            <text:p>GDAOPZW2NDBG3H2QKHUUTVM7MYDLYP35PVVD6BHF5AI6UU4SQYDD3FLG</text:p>
          </table:table-cell>
          <table:table-cell office:value-type="string" calcext:value-type="string">
            <text:p>s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29a4026818519f735e8160ecc6f0c02a3727e66c7648e0826960d0c981537e90</text:p>
          </table:table-cell>
          <table:table-cell office:value-type="string" calcext:value-type="string">
            <text:p>GDCFXKSJGKEUSPWFBSOQ3537G5A6PRA42UWFWZSNGEGQKUQMAMJJI3B5</text:p>
          </table:table-cell>
          <table:table-cell office:value-type="string" calcext:value-type="string">
            <text:p>s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9a11bd85da4cd3c54f5584f0fb12bd419025b74faa17b6212827f00ab44e1b85</text:p>
          </table:table-cell>
          <table:table-cell office:value-type="string" calcext:value-type="string">
            <text:p>GCQVOVDCJKXBR4ERJE2WLTHI27YSRGDG2UZZX6GBXIXEWLH7OND4OBKC</text:p>
          </table:table-cell>
          <table:table-cell office:value-type="string" calcext:value-type="string">
            <text:p>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99a3e2cc6bc7b87613345c72efc1b1d50ce738af63f04419514b401f4e4ac125</text:p>
          </table:table-cell>
          <table:table-cell office:value-type="string" calcext:value-type="string">
            <text:p>GC73FPQQ3EDNZ6BPNM6GUOTRZ7S6JSDOMZ5DXRAHWTJRWGRMKOFEZBXE</text:p>
          </table:table-cell>
          <table:table-cell office:value-type="string" calcext:value-type="string">
            <text:p>s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90860ddb1671405796bff7146f965c20234db8f08b41b929d608e7eb4769f071</text:p>
          </table:table-cell>
          <table:table-cell office:value-type="string" calcext:value-type="string">
            <text:p>GA2MO3FRJOBV7AHU2MOWPOFEE2Z2CZH7MTSW6JCTCZSP2HOPWDBKTFJK</text:p>
          </table:table-cell>
          <table:table-cell office:value-type="string" calcext:value-type="string">
            <text:p>s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5d3f5448484b2abfee48c14259faa9eeea6e4bf9417475508f7e194d98577ac8</text:p>
          </table:table-cell>
          <table:table-cell office:value-type="string" calcext:value-type="string">
            <text:p>GB6JNNBKL5XARBRXJPANFHPYSNBVOBGRBAYWPEJJ3GBFQLSS5JHPBBK5</text:p>
          </table:table-cell>
          <table:table-cell office:value-type="string" calcext:value-type="string">
            <text:p>sen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cc1b76cd27d39c87add6cc0aca3d26b869277ae03631fa0449882eb94d66f8d4</text:p>
          </table:table-cell>
          <table:table-cell office:value-type="string" calcext:value-type="string">
            <text:p>GA6YOP3LNMIN35WQB5SBJODLX3J5GLRFWMIHUB7SO34N7Z2FWQ6Z7XA2</text:p>
          </table:table-cell>
          <table:table-cell office:value-type="string" calcext:value-type="string">
            <text:p>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c76acf588ebca9080b087848699e60b643ece76b05244ecbc721425d9e857758</text:p>
          </table:table-cell>
          <table:table-cell office:value-type="string" calcext:value-type="string">
            <text:p>GCRHKXUYZVBOJ2XXI4JYXU2S7HFTQF24K4MBLETX6UR6L4FZ3YJZLQWA</text:p>
          </table:table-cell>
          <table:table-cell office:value-type="string" calcext:value-type="string">
            <text:p>s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b00955d776284e3b49e9182fa6cfce89ed6c646146c47027af55969115e7b209</text:p>
          </table:table-cell>
          <table:table-cell office:value-type="string" calcext:value-type="string">
            <text:p>GA7OK2NMDS6GSEUUCJ4ZYVKU7HRHYC7IEMZYVZGCKP3V763T773CAXFY</text:p>
          </table:table-cell>
          <table:table-cell office:value-type="string" calcext:value-type="string">
            <text:p>s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d750ea9532413e2a5ba883f7dd7150b3dd609ee9ab2728c2a511a070978dd26f</text:p>
          </table:table-cell>
          <table:table-cell office:value-type="string" calcext:value-type="string">
            <text:p>GCW7DSRDQ4FWHSSSO7FSJQKLBL63Z4Q7SFMXNJJ53ONXOU5GVNTKOHBC</text:p>
          </table:table-cell>
          <table:table-cell office:value-type="string" calcext:value-type="string">
            <text:p>se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e317a17fac5744001b2695597410e135e667e94f95aba904b54966973dce537e</text:p>
          </table:table-cell>
          <table:table-cell office:value-type="string" calcext:value-type="string">
            <text:p>GB5IH7UJTBMQW2ZB5YEPW24YU7I7RDMWZZA26TY43VK3NNZ623K7HIYF</text:p>
          </table:table-cell>
          <table:table-cell office:value-type="string" calcext:value-type="string">
            <text:p>s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130548f2b9f80dd8a89f5bbe1bb199f07d812835a833070edb43ba2e37d7691b</text:p>
          </table:table-cell>
          <table:table-cell office:value-type="string" calcext:value-type="string">
            <text:p>GB3OAZWUFKRAHTGZLCIC7VVQR4ZUGKYZATFCJXDYC3W3YB3YC25LIU67</text:p>
          </table:table-cell>
          <table:table-cell office:value-type="string" calcext:value-type="string">
            <text:p>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62b74cd9e41b8c4c56f21376d257c9993af2897004aafa3c731a60aefaaac7d5</text:p>
          </table:table-cell>
          <table:table-cell office:value-type="string" calcext:value-type="string">
            <text:p>GBYLXJT4PYNRK22CZKWFDGK2ZCUPIKCQ5J4WMCLMXZVACATLL65BDUYL</text:p>
          </table:table-cell>
          <table:table-cell office:value-type="string" calcext:value-type="string">
            <text:p>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056b9c53d42690f1a9cd1b11fd9b829219657031c70bd42ea66275f6502f17ab</text:p>
          </table:table-cell>
          <table:table-cell office:value-type="string" calcext:value-type="string">
            <text:p>GCPYBQYVOITVLJPQL3PXDHD6J6UARTI5H4AKWWFEPSGKBDZBYILUG677</text:p>
          </table:table-cell>
          <table:table-cell office:value-type="string" calcext:value-type="string">
            <text:p>s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e10389fccebd8b32e683a60ce5df7d28882cdf9ef498aa047a6608979ac7c268</text:p>
          </table:table-cell>
          <table:table-cell office:value-type="string" calcext:value-type="string">
            <text:p>GA44YCHNDL2B4WPOX2IWIST6NULJS5AHCRYIHPW33QY3MNGMUMRGCYE2</text:p>
          </table:table-cell>
          <table:table-cell office:value-type="string" calcext:value-type="string">
            <text:p>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789728dc921085e88f3c4ff497f44fb76392a5f797c131d3e74ffb0702a5c8d4</text:p>
          </table:table-cell>
          <table:table-cell office:value-type="string" calcext:value-type="string">
            <text:p>GD72VBINLJQC7N5XZCAISWMGA5VYGQQ2NVZ7YAK2EBDQ6DXGX7SSJ3UM</text:p>
          </table:table-cell>
          <table:table-cell office:value-type="string" calcext:value-type="string">
            <text:p>s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5e02e7a5d519e900d90d92c39a58490acaf5265bded3213d76c87d6879e617fb</text:p>
          </table:table-cell>
          <table:table-cell office:value-type="string" calcext:value-type="string">
            <text:p>GAU4YRCEM7R62H4ZYMQK3WGHTL4ETVFIY72KYM6PX2X4TV7RVCMOHDM7</text:p>
          </table:table-cell>
          <table:table-cell office:value-type="string" calcext:value-type="string">
            <text:p>s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3b3919ad4d17b1f49ce94f4b8b82e4cb3b794d46140cef6c049df7bfc621c835</text:p>
          </table:table-cell>
          <table:table-cell office:value-type="string" calcext:value-type="string">
            <text:p>GAL5G4HMEKX6VVPXLKNTEKYPN7O6TDUT57KCXKDLYPVCWRALRXQU34GD</text:p>
          </table:table-cell>
          <table:table-cell office:value-type="string" calcext:value-type="string">
            <text:p>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22c4a5946c76ad04a1514e9595d0fe25c5c297a89c214ddd6331f03c62852a67</text:p>
          </table:table-cell>
          <table:table-cell office:value-type="string" calcext:value-type="string">
            <text:p>GBOIGKZ62QFHV5CETDB7ZCXSOAANZIVAL57A7MIRXAOLUJTFY5MWGIBA</text:p>
          </table:table-cell>
          <table:table-cell office:value-type="string" calcext:value-type="string">
            <text:p>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ffbf374e1a686cda2fb81645dd779d751f017bbbec0400542cfe6c53514a0213</text:p>
          </table:table-cell>
          <table:table-cell office:value-type="string" calcext:value-type="string">
            <text:p>GAFDUGV5NVX46CH7UQME7K4G6BDKQGOVTCNSC2QX2BVEG2Z2YCBGDGWQ</text:p>
          </table:table-cell>
          <table:table-cell office:value-type="string" calcext:value-type="string">
            <text:p>s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b21973c83c42fa1849ab9f1ad14ad1337f05ed2dd137200a69ac7e80fff9100f</text:p>
          </table:table-cell>
          <table:table-cell office:value-type="string" calcext:value-type="string">
            <text:p>GDAYTBLKDRBY2WHBGAOHXCQZZ5N2T4DB4QADYCGPEBWRNRPJRIRLBKZK</text:p>
          </table:table-cell>
          <table:table-cell office:value-type="string" calcext:value-type="string">
            <text:p>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ef2902831aac0a5b05807a4e638f5bd7cadc16f5a869e0c38b44738f290b11c0</text:p>
          </table:table-cell>
          <table:table-cell office:value-type="string" calcext:value-type="string">
            <text:p>GBSMQ6BFMTWZZ2CZVCG4W7WNI45VTTTJ5UNB7SHQ4K2LY2YDD5TTS2KL</text:p>
          </table:table-cell>
          <table:table-cell office:value-type="string" calcext:value-type="string">
            <text:p>s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b68ad197f9beca86aeef26975de0e7badc9f52bfeef2fd0d6f5f42bab0eb9e43</text:p>
          </table:table-cell>
          <table:table-cell office:value-type="string" calcext:value-type="string">
            <text:p>GAV2JRR6SFQ3IMJUGFIUQPBH36AH65CWWLNN34NW2P5RHMVTAOCLFC44</text:p>
          </table:table-cell>
          <table:table-cell office:value-type="string" calcext:value-type="string">
            <text:p>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e130d7012b53a201e29a53a9db12b7bf7f21a4ed1bcd08e82aeee5afde8ce3eb</text:p>
          </table:table-cell>
          <table:table-cell office:value-type="string" calcext:value-type="string">
            <text:p>GDZ2SUJVNWC7XJLQXSIHJ2AIQETW424J33RNWQXEKU2KET74UF44MWWE</text:p>
          </table:table-cell>
          <table:table-cell office:value-type="string" calcext:value-type="string">
            <text:p>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1228a88c70259e7caa2c2403d826d6e5a769052d180ddbe41555f8605818eff5</text:p>
          </table:table-cell>
          <table:table-cell office:value-type="string" calcext:value-type="string">
            <text:p>GBYS6TBFRQUQ72ZL3EKJTJ5Y6JHOJFMZRJZNC7EP52QWPSRPN45ODOWH</text:p>
          </table:table-cell>
          <table:table-cell office:value-type="string" calcext:value-type="string">
            <text:p>s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2375acc98dba56cc847ba86ee15364a89c58d14727c7f84784852da2a18d46b8</text:p>
          </table:table-cell>
          <table:table-cell office:value-type="string" calcext:value-type="string">
            <text:p>GASDRX5L37KAJXSBXEULDVE5M523FDRY4OUN6VTRAVM7GJ7UJZGT3RZV</text:p>
          </table:table-cell>
          <table:table-cell office:value-type="string" calcext:value-type="string">
            <text:p>s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8f005ec85f01998e3cc34ea1102645a5b3ef9f7ea4f963afe94221f62138bda5</text:p>
          </table:table-cell>
          <table:table-cell office:value-type="string" calcext:value-type="string">
            <text:p>GC7GNLDTXYB67Z3NQXSQNSTV2USINYIEV23WKM2UT7YRWRUP5Z2HQ56R</text:p>
          </table:table-cell>
          <table:table-cell office:value-type="string" calcext:value-type="string">
            <text:p>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DQT375JIAXHG6XYY7UBBAAOIDOOJQ2JGLIYQXJVF2XKWNI353ONU5RYMemo</text:p>
          </table:table-cell>
          <table:table-cell/>
          <table:table-cell office:value-type="string" calcext:value-type="string">
            <text:p>XLMTITANIUM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formula="of:=SUM([.G2:.G41])" office:value-type="float" office:value="958" calcext:value-type="float">
            <text:p>958</text:p>
          </table:table-cell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8T23:49:09.027429203</dc:date>
    <meta:editing-duration>PT5H44M30S</meta:editing-duration>
    <meta:editing-cycles>1</meta:editing-cycles>
    <meta:document-statistic meta:table-count="1" meta:cell-count="604" meta:object-count="0"/>
    <meta:generator>LibreOffice/25.8.1.1$Linux_X86_64 LibreOffice_project/580$Build-1</meta:generator>
  </office:meta>
</office:document-meta>
</file>